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3031in" svg:height="3.5445in" svg:x="11.163in" svg:y="0.1004in">
            <draw:object draw:notify-on-update-of-ranges="Sheet1.G2:Sheet1.G2 Sheet1.G3:Sheet1.G6 Sheet1.H2:Sheet1.H2 Sheet1.H3:Sheet1.H6 Sheet1.I2:Sheet1.I2 Sheet1.I3:Sheet1.I6 Sheet1.J2:Sheet1.J2 Sheet1.J3:Sheet1.J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3031in" svg:height="3.5445in" svg:x="11.2669in" svg:y="4.8335in">
            <draw:object draw:notify-on-update-of-ranges="Sheet1.G20:Sheet1.G20 Sheet1.G21:Sheet1.G23 Sheet1.H20:Sheet1.H20 Sheet1.H21:Sheet1.H23 Sheet1.I20:Sheet1.I20 Sheet1.I21:Sheet1.I2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>
            <text:p>Small</text:p>
          </table:table-cell>
          <table:table-cell office:value-type="string">
            <text:p>grids</text:p>
          </table:table-cell>
          <table:table-cell table:number-columns-repeated="9"/>
        </table:table-row>
        <table:table-row table:style-name="ro1">
          <table:table-cell office:value-type="string">
            <text:p>Weak</text:p>
          </table:table-cell>
          <table:table-cell table:number-columns-repeated="5"/>
          <table:table-cell/>
          <table:table-cell office:value-type="string">
            <text:p>18x18,</text:p>
          </table:table-cell>
          <table:table-cell office:value-type="string">
            <text:p>54x54,</text:p>
          </table:table-cell>
          <table:table-cell office:value-type="string">
            <text:p>162x162,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.22065">
            <text:p>1.22065</text:p>
          </table:table-cell>
          <table:table-cell office:value-type="float" office:value="0.4925">
            <text:p>0.4925</text:p>
          </table:table-cell>
          <table:table-cell office:value-type="float" office:value="0.331019">
            <text:p>0.331019</text:p>
          </table:table-cell>
          <table:table-cell/>
          <table:table-cell office:value-type="float" office:value="1">
            <text:p>1</text:p>
          </table:table-cell>
          <table:table-cell table:formula="of:=[.C$3]/[.C3]" office:value-type="float" office:value="1">
            <text:p>1</text:p>
          </table:table-cell>
          <table:table-cell table:formula="of:=[.D$3]/[.D3]" office:value-type="float" office:value="1">
            <text:p>1</text:p>
          </table:table-cell>
          <table:table-cell table:formula="of:=[.E$3]/[.E3]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.94585">
            <text:p>1.94585</text:p>
          </table:table-cell>
          <table:table-cell office:value-type="float" office:value="0.735522">
            <text:p>0.735522</text:p>
          </table:table-cell>
          <table:table-cell office:value-type="float" office:value="0.50791">
            <text:p>0.50791</text:p>
          </table:table-cell>
          <table:table-cell/>
          <table:table-cell office:value-type="float" office:value="11">
            <text:p>11</text:p>
          </table:table-cell>
          <table:table-cell table:formula="of:=[.C$3]/[.C4]" office:value-type="float" office:value="0.627309402060796">
            <text:p>0.6273094021</text:p>
          </table:table-cell>
          <table:table-cell table:formula="of:=[.D$3]/[.D4]" office:value-type="float" office:value="0.66959247989863">
            <text:p>0.6695924799</text:p>
          </table:table-cell>
          <table:table-cell table:formula="of:=[.E$3]/[.E4]" office:value-type="float" office:value="0.651727668287689">
            <text:p>0.6517276683</text:p>
          </table:table-cell>
          <table:table-cell/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float" office:value="1.62564">
            <text:p>1.62564</text:p>
          </table:table-cell>
          <table:table-cell office:value-type="float" office:value="0.76641">
            <text:p>0.76641</text:p>
          </table:table-cell>
          <table:table-cell office:value-type="float" office:value="0.520976">
            <text:p>0.520976</text:p>
          </table:table-cell>
          <table:table-cell/>
          <table:table-cell office:value-type="float" office:value="92">
            <text:p>92</text:p>
          </table:table-cell>
          <table:table-cell table:formula="of:=[.C$3]/[.C5]" office:value-type="float" office:value="0.750873502128392">
            <text:p>0.7508735021</text:p>
          </table:table-cell>
          <table:table-cell table:formula="of:=[.D$3]/[.D5]" office:value-type="float" office:value="0.64260643780744">
            <text:p>0.6426064378</text:p>
          </table:table-cell>
          <table:table-cell table:formula="of:=[.E$3]/[.E5]" office:value-type="float" office:value="0.635382436043119">
            <text:p>0.635382436</text:p>
          </table:table-cell>
          <table:table-cell/>
        </table:table-row>
        <table:table-row table:style-name="ro1">
          <table:table-cell/>
          <table:table-cell office:value-type="float" office:value="821">
            <text:p>821</text:p>
          </table:table-cell>
          <table:table-cell office:value-type="float" office:value="1.65167">
            <text:p>1.65167</text:p>
          </table:table-cell>
          <table:table-cell office:value-type="float" office:value="0.616154">
            <text:p>0.616154</text:p>
          </table:table-cell>
          <table:table-cell office:value-type="float" office:value="0.519231">
            <text:p>0.519231</text:p>
          </table:table-cell>
          <table:table-cell/>
          <table:table-cell office:value-type="float" office:value="821">
            <text:p>821</text:p>
          </table:table-cell>
          <table:table-cell table:formula="of:=[.C$3]/[.C6]" office:value-type="float" office:value="0.739039880847869">
            <text:p>0.7390398808</text:p>
          </table:table-cell>
          <table:table-cell table:formula="of:=[.D$3]/[.D6]" office:value-type="float" office:value="0.799313158723306">
            <text:p>0.7993131587</text:p>
          </table:table-cell>
          <table:table-cell table:formula="of:=[.E$3]/[.E6]" office:value-type="float" office:value="0.637517790732834">
            <text:p>0.6375177907</text:p>
          </table:table-cell>
          <table:table-cell/>
        </table:table-row>
        <table:table-row table:style-name="ro1" table:number-rows-repeated="13">
          <table:table-cell table:number-columns-repeated="11"/>
        </table:table-row>
        <table:table-row table:style-name="ro1">
          <table:table-cell office:value-type="string">
            <text:p>Strong</text:p>
          </table:table-cell>
          <table:table-cell/>
          <table:table-cell office:value-type="string">
            <text:p>18x18,</text:p>
          </table:table-cell>
          <table:table-cell office:value-type="string">
            <text:p>54x54,</text:p>
          </table:table-cell>
          <table:table-cell table:number-columns-repeated="2"/>
          <table:table-cell/>
          <table:table-cell office:value-type="string">
            <text:p>18x18,</text:p>
          </table:table-cell>
          <table:table-cell office:value-type="string">
            <text:p>54x54,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34.335">
            <text:p>134.335</text:p>
          </table:table-cell>
          <table:table-cell office:value-type="float" office:value="47.3621">
            <text:p>47.3621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[.$B21]/[.$B$21]*[.C21]/[.C$21]" office:value-type="float" office:value="1">
            <text:p>1</text:p>
          </table:table-cell>
          <table:table-cell table:formula="of:=[.$B21]/[.$B$21]*[.D21]/[.D$21]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float" office:value="13.8504">
            <text:p>13.8504</text:p>
          </table:table-cell>
          <table:table-cell office:value-type="float" office:value="5.30792">
            <text:p>5.30792</text:p>
          </table:table-cell>
          <table:table-cell table:number-columns-repeated="2"/>
          <table:table-cell office:value-type="float" office:value="92">
            <text:p>92</text:p>
          </table:table-cell>
          <table:table-cell table:formula="of:=[.$B22]/[.$B$21]*[.C22]/[.C$21]" office:value-type="float" office:value="0.862319641872253">
            <text:p>0.8623196419</text:p>
          </table:table-cell>
          <table:table-cell table:formula="of:=[.$B22]/[.$B$21]*[.D22]/[.D$21]" office:value-type="float" office:value="0.937321460139494">
            <text:p>0.93732146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21">
            <text:p>821</text:p>
          </table:table-cell>
          <table:table-cell office:value-type="float" office:value="1.65167">
            <text:p>1.65167</text:p>
          </table:table-cell>
          <table:table-cell office:value-type="float" office:value="0.616154">
            <text:p>0.616154</text:p>
          </table:table-cell>
          <table:table-cell table:number-columns-repeated="2"/>
          <table:table-cell office:value-type="float" office:value="821">
            <text:p>821</text:p>
          </table:table-cell>
          <table:table-cell table:formula="of:=[.$B23]/[.$B$21]*[.C23]/[.C$21]" office:value-type="float" office:value="0.917665855713498">
            <text:p>0.9176658557</text:p>
          </table:table-cell>
          <table:table-cell table:formula="of:=[.$B23]/[.$B$21]*[.D23]/[.D$21]" office:value-type="float" office:value="0.970976666997452">
            <text:p>0.970976667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rong</text:p>
          </table:table-cell>
          <table:table-cell table:number-columns-repeated="10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office:value-type="string">
            <text:p>Larger</text:p>
          </table:table-cell>
          <table:table-cell office:value-type="string">
            <text:p>grids</text:p>
          </table:table-cell>
          <table:table-cell table:number-columns-repeated="9"/>
        </table:table-row>
        <table:table-row table:style-name="ro1">
          <table:table-cell office:value-type="string">
            <text:p>Weak</text:p>
          </table:table-cell>
          <table:table-cell office:value-type="string">
            <text:p>Scaling</text:p>
          </table:table-cell>
          <table:table-cell office:value-type="string">
            <text:p>18x18,</text:p>
          </table:table-cell>
          <table:table-cell office:value-type="string">
            <text:p>54x54,</text:p>
          </table:table-cell>
          <table:table-cell office:value-type="string">
            <text:p>162x162,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95.3733">
            <text:p>95.3733</text:p>
          </table:table-cell>
          <table:table-cell office:value-type="float" office:value="36.7097">
            <text:p>36.7097</text:p>
          </table:table-cell>
          <table:table-cell office:value-type="float" office:value="26.441">
            <text:p>26.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34.335">
            <text:p>134.335</text:p>
          </table:table-cell>
          <table:table-cell office:value-type="float" office:value="47.3621">
            <text:p>47.3621</text:p>
          </table:table-cell>
          <table:table-cell office:value-type="float" office:value="36.6529">
            <text:p>36.65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float" office:value="136.214">
            <text:p>136.214</text:p>
          </table:table-cell>
          <table:table-cell office:value-type="float" office:value="47.79">
            <text:p>47.79</text:p>
          </table:table-cell>
          <table:table-cell office:value-type="float" office:value="37.6393">
            <text:p>37.639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7.5611">
            <text:p>47.5611</text:p>
          </table:table-cell>
          <table:table-cell office:value-type="float" office:value="37.2111">
            <text:p>37.2111</text:p>
          </table:table-cell>
          <table:table-cell table:number-columns-repeated="6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office:value-type="string">
            <text:p>Strong</text:p>
          </table:table-cell>
          <table:table-cell office:value-type="string">
            <text:p>Scaling</text:p>
          </table:table-cell>
          <table:table-cell office:value-type="string">
            <text:p>18x18,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8"/>
          <table:table-cell office:value-type="float" office:value="134.335">
            <text:p>134.335</text:p>
          </table:table-cell>
        </table:table-row>
        <table:table-row table:style-name="ro1">
          <table:table-cell/>
          <table:table-cell office:value-type="float" office:value="92">
            <text:p>92</text:p>
          </table:table-cell>
          <table:table-cell table:number-columns-repeated="8"/>
          <table:table-cell office:value-type="float" office:value="13.8504">
            <text:p>13.8504</text:p>
          </table:table-cell>
        </table:table-row>
        <table:table-row table:style-name="ro1">
          <table:table-cell/>
          <table:table-cell office:value-type="float" office:value="821">
            <text:p>821</text:p>
          </table:table-cell>
          <table:table-cell table:number-columns-repeated="8"/>
          <table:table-cell office:value-type="float" office:value="1.65167">
            <text:p>1.6516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rong</text:p>
          </table:table-cell>
          <table:table-cell office:value-type="string">
            <text:p>Scaling</text:p>
          </table:table-cell>
          <table:table-cell office:value-type="string">
            <text:p>54x54,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8"/>
          <table:table-cell office:value-type="float" office:value="47.3621">
            <text:p>47.3621</text:p>
          </table:table-cell>
        </table:table-row>
        <table:table-row table:style-name="ro1">
          <table:table-cell/>
          <table:table-cell office:value-type="float" office:value="92">
            <text:p>92</text:p>
          </table:table-cell>
          <table:table-cell table:number-columns-repeated="8"/>
          <table:table-cell office:value-type="float" office:value="5.30792">
            <text:p>5.30792</text:p>
          </table:table-cell>
        </table:table-row>
        <table:table-row table:style-name="ro1">
          <table:table-cell/>
          <table:table-cell office:value-type="float" office:value="821">
            <text:p>821</text:p>
          </table:table-cell>
          <table:table-cell table:number-columns-repeated="8"/>
          <table:table-cell office:value-type="float" office:value="0.616154">
            <text:p>0.61615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10:05:14</meta:creation-date>
    <dc:date>2014-02-19T10:15:36</dc:date>
    <meta:editing-duration>P0D</meta:editing-duration>
    <meta:editing-cycles>1</meta:editing-cycles>
    <meta:document-statistic meta:table-count="3" meta:cell-count="103" meta:object-count="2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.004cm" xlink:href=".." xlink:type="simple" chart:class="chart:line" chart:style-name="ch1">
        <chart:title svg:x="5.077cm" svg:y="0.316cm" chart:style-name="ch2">
          <text:p>Weak Scaling - 486x486 Grid</text:p>
        </chart:title>
        <chart:legend chart:legend-position="end" svg:x="13.265cm" svg:y="3.705cm" style:legend-expansion="high" chart:style-name="ch3"/>
        <chart:plot-area chart:style-name="ch4" table:cell-range-address="Sheet1.G2:Sheet1.J6" chart:data-source-has-labels="both" svg:x="1.331cm" svg:y="1.635cm" svg:width="11.294cm" svg:height="6.208cm">
          <chartooo:coordinate-region svg:x="2.058cm" svg:y="1.835cm" svg:width="10.287cm" svg:height="5.361cm"/>
          <chart:axis chart:dimension="x" chart:name="primary-x" chart:style-name="ch5" chartooo:axis-type="auto">
            <chartooo:date-scale/>
            <chart:title svg:x="6.127cm" svg:y="8.023cm" chart:style-name="ch6">
              <text:p>Processes</text:p>
            </chart:title>
            <chart:categories table:cell-range-address="Sheet1.G3:Sheet1.G6"/>
          </chart:axis>
          <chart:axis chart:dimension="y" chart:name="primary-y" chart:style-name="ch5">
            <chart:title svg:x="0.451cm" svg:y="5.471cm" chart:style-name="ch7">
              <text:p>Efficiency</text:p>
            </chart:title>
            <chart:grid chart:style-name="ch8" chart:class="major"/>
          </chart:axis>
          <chart:series chart:style-name="ch9" chart:values-cell-range-address="Sheet1.H3:Sheet1.H6" chart:label-cell-address="Sheet1.H2:Sheet1.H2" chart:class="chart:line">
            <chart:data-point chart:repeated="4"/>
          </chart:series>
          <chart:series chart:style-name="ch10" chart:values-cell-range-address="Sheet1.I3:Sheet1.I6" chart:label-cell-address="Sheet1.I2:Sheet1.I2" chart:class="chart:line">
            <chart:data-point chart:repeated="4"/>
          </chart:series>
          <chart:series chart:style-name="ch11" chart:values-cell-range-address="Sheet1.J3:Sheet1.J6" chart:label-cell-address="Sheet1.J2:Sheet1.J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8x18,</text:p>
                <draw:g>
                  <svg:desc>Sheet1.H2:Sheet1.H2</svg:desc>
                </draw:g>
              </table:table-cell>
              <table:table-cell office:value-type="string">
                <text:p>54x54,</text:p>
                <draw:g>
                  <svg:desc>Sheet1.I2:Sheet1.I2</svg:desc>
                </draw:g>
              </table:table-cell>
              <table:table-cell office:value-type="string">
                <text:p>162x162,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G3:Sheet1.G6</svg:desc>
                </draw:g>
              </table:table-cell>
              <table:table-cell office:value-type="float" office:value="1">
                <text:p>1</text:p>
                <draw:g>
                  <svg:desc>Sheet1.H3:Sheet1.H6</svg:desc>
                </draw:g>
              </table:table-cell>
              <table:table-cell office:value-type="float" office:value="1">
                <text:p>1</text:p>
                <draw:g>
                  <svg:desc>Sheet1.I3:Sheet1.I6</svg:desc>
                </draw:g>
              </table:table-cell>
              <table:table-cell office:value-type="float" office:value="1">
                <text:p>1</text:p>
                <draw:g>
                  <svg:desc>Sheet1.J3:Sheet1.J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627309402060796">
                <text:p>0.627309402060796</text:p>
              </table:table-cell>
              <table:table-cell office:value-type="float" office:value="0.66959247989863">
                <text:p>0.66959247989863</text:p>
              </table:table-cell>
              <table:table-cell office:value-type="float" office:value="0.651727668287689">
                <text:p>0.651727668287689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750873502128392">
                <text:p>0.750873502128392</text:p>
              </table:table-cell>
              <table:table-cell office:value-type="float" office:value="0.64260643780744">
                <text:p>0.64260643780744</text:p>
              </table:table-cell>
              <table:table-cell office:value-type="float" office:value="0.635382436043119">
                <text:p>0.635382436043119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0.739039880847869">
                <text:p>0.739039880847869</text:p>
              </table:table-cell>
              <table:table-cell office:value-type="float" office:value="0.799313158723306">
                <text:p>0.799313158723306</text:p>
              </table:table-cell>
              <table:table-cell office:value-type="float" office:value="0.637517790732834">
                <text:p>0.6375177907328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9.004cm" xlink:href=".." xlink:type="simple" chart:class="chart:line" chart:style-name="ch1">
        <chart:legend chart:legend-position="end" svg:x="13.635cm" svg:y="3.954cm" style:legend-expansion="high" chart:style-name="ch2"/>
        <chart:plot-area chart:style-name="ch3" table:cell-range-address="Sheet1.G20:Sheet1.I23" chart:data-source-has-labels="both" svg:x="0.77cm" svg:y="0.855cm" svg:width="12.225cm" svg:height="7.549cm">
          <chartooo:coordinate-region svg:x="1.682cm" svg:y="1.054cm" svg:width="11.033cm" svg:height="6.703cm"/>
          <chart:axis chart:dimension="x" chart:name="primary-x" chart:style-name="ch4" chartooo:axis-type="auto">
            <chartooo:date-scale/>
            <chart:categories table:cell-range-address="Sheet1.G21:Sheet1.G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H21:Sheet1.H23" chart:label-cell-address="Sheet1.H20:Sheet1.H20" chart:class="chart:line">
            <chart:data-point chart:repeated="3"/>
          </chart:series>
          <chart:series chart:style-name="ch7" chart:values-cell-range-address="Sheet1.I21:Sheet1.I23" chart:label-cell-address="Sheet1.I20:Sheet1.I20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8x18,</text:p>
                <draw:g>
                  <svg:desc>Sheet1.H20:Sheet1.H20</svg:desc>
                </draw:g>
              </table:table-cell>
              <table:table-cell office:value-type="string">
                <text:p>54x54,</text:p>
                <draw:g>
                  <svg:desc>Sheet1.I20:Sheet1.I20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0</text:p>
                <draw:g>
                  <svg:desc>Sheet1.G21:Sheet1.G23</svg:desc>
                </draw:g>
              </table:table-cell>
              <table:table-cell office:value-type="float" office:value="1">
                <text:p>1</text:p>
                <draw:g>
                  <svg:desc>Sheet1.H21:Sheet1.H23</svg:desc>
                </draw:g>
              </table:table-cell>
              <table:table-cell office:value-type="float" office:value="1">
                <text:p>1</text:p>
                <draw:g>
                  <svg:desc>Sheet1.I21:Sheet1.I23</svg:desc>
                </draw:g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862319641872253">
                <text:p>0.862319641872253</text:p>
              </table:table-cell>
              <table:table-cell office:value-type="float" office:value="0.937321460139494">
                <text:p>0.937321460139494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0.917665855713498">
                <text:p>0.917665855713498</text:p>
              </table:table-cell>
              <table:table-cell office:value-type="float" office:value="0.970976666997452">
                <text:p>0.9709766669974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